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2.6083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_stylo_2023-03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Q-BUZZER2</text:p>
          </table:table-cell>
          <table:table-cell office:value-type="string" calcext:value-type="string">
            <text:p>BUZZER1</text:p>
          </table:table-cell>
          <table:table-cell office:value-type="string" calcext:value-type="string">
            <text:p>BUZ-TH_BD12.0-P7.60-D0.6-F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 u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033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DR-F-2.54_1x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DR-F-2.54_1X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DR-F-2.54_1X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DR-M-2.54_1x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DR-M-2.54_1X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D-0603_G</text:p>
          </table:table-cell>
          <table:table-cell office:value-type="string" calcext:value-type="string">
            <text:p>LEDG1</text:p>
          </table:table-cell>
          <table:table-cell office:value-type="string" calcext:value-type="string">
            <text:p>LED0603_G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D-0603_R</text:p>
          </table:table-cell>
          <table:table-cell office:value-type="string" calcext:value-type="string">
            <text:p>LEDR1</text:p>
          </table:table-cell>
          <table:table-cell office:value-type="string" calcext:value-type="string">
            <text:p>LED0603_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2,R3,R6,R29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4,R13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7,R22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k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11,R12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14,R15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k4</text:p>
          </table:table-cell>
          <table:table-cell office:value-type="string" calcext:value-type="string">
            <text:p>R16,R17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18,R19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20,R21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k6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24,R25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R26,R27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30,R31</text:p>
          </table:table-cell>
          <table:table-cell office:value-type="string" calcext:value-type="string">
            <text:p>RES-TH_WH160-1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405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OP-8_L4.9-W3.9-P1.27-LS6.0-BL-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XCell 3.5mm jack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XCELL 3.5MM JACK - FRANKPETRIL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LC555ID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8_L4.9-W3.9-P1.27-LS6.0-B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SBC-0015IPX6-00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TYPE-C-USB-SMD_USBC-0015IPX6-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6T03:42:40.619000000</dc:date>
    <meta:editing-duration>PT5M55S</meta:editing-duration>
    <meta:editing-cycles>1</meta:editing-cycles>
    <meta:document-statistic meta:table-count="1" meta:cell-count="155" meta:object-count="0"/>
    <meta:generator>LibreOffice/7.2.2.2$Windows_X86_64 LibreOffice_project/02b2acce88a210515b4a5bb2e46cbfb63fe97d56</meta:generator>
  </office:meta>
</office:document-meta>
</file>